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7736in" style:use-optimal-column-width="false"/>
    </style:style>
    <style:style style:name="TableColumn251" style:family="table-column">
      <style:table-column-properties style:column-width="2.9118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6729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6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/>
    </style:style>
    <style:style style:name="T267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26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</style:style>
    <style:style style:name="T272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/>
    </style:style>
    <style:style style:name="T27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</style:style>
    <style:style style:name="T41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/>
    </style:style>
    <style:style style:name="T417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418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7" style:parent-style-name="DefaultParagraphFont" style:family="text">
      <style:text-properties fo:font-size="18pt" style:font-size-asian="18pt" style:font-size-complex="18pt" style:script-type="complex"/>
    </style:style>
    <style:style style:name="T42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429" style:parent-style-name="DefaultParagraphFont" style:family="text">
      <style:text-properties fo:font-size="18pt" style:font-size-asian="18pt" style:font-size-complex="18pt" style:script-type="complex"/>
    </style:style>
    <style:style style:name="T4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9" style:parent-style-name="DefaultParagraphFont" style:family="text">
      <style:text-properties fo:font-size="18pt" style:font-size-asian="18pt" style:font-size-complex="18pt" style:script-type="complex"/>
    </style:style>
    <style:style style:name="T44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9" style:parent-style-name="DefaultParagraphFont" style:family="text">
      <style:text-properties fo:font-size="18pt" style:font-size-asian="18pt" style:font-size-complex="18pt" style:script-type="complex"/>
    </style:style>
    <style:style style:name="T45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55" style:family="table-row">
      <style:table-row-properties style:min-row-height="0.0173in" style:use-optimal-row-height="false"/>
    </style:style>
    <style:style style:name="TableCell45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6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464" style:parent-style-name="DefaultParagraphFont" style:family="text">
      <style:text-properties fo:font-size="18pt" style:font-size-asian="18pt" style:font-size-complex="18pt" style:script-type="complex"/>
    </style:style>
    <style:style style:name="T4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P466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6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6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9" style:parent-style-name="Normal" style:family="paragraph">
      <style:paragraph-properties fo:text-align="center"/>
    </style:style>
    <style:style style:name="P470" style:parent-style-name="Normal" style:family="paragraph">
      <style:paragraph-properties fo:text-align="center"/>
    </style:style>
    <style:style style:name="T47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7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7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7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76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0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2" style:parent-style-name="DefaultParagraphFont" style:family="text">
      <style:text-properties style:script-type="complex" style:language-asian="en" style:country-asian="IN"/>
    </style:style>
    <style:style style:name="P483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84" style:parent-style-name="DefaultParagraphFont" style:family="text">
      <style:text-properties style:script-type="complex" style:language-asian="en" style:country-asian="IN"/>
    </style:style>
    <style:style style:name="P48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1"/>
          </table:table-cell>
          <table:table-cell table:style-name="TableCell262">
            <text:p text:style-name="P263"><text:span text:style-name="T264">पुणे</text:span><text:span text:style-name="T265"><text:s/>-</text:span><text:span text:style-name="T266"><text:s/>नागपुर</text:span><text:span text:style-name="T267"><text:s/></text:span></text:p>
          </table:table-cell>
          <table:table-cell table:style-name="TableCell268">
            <text:p text:style-name="P269"/>
          </table:table-cell>
          <table:table-cell table:style-name="TableCell270">
            <text:p text:style-name="P271"><text:span text:style-name="T272">नागपुर</text:span><text:span text:style-name="T273"><text:s/>-</text:span><text:span text:style-name="T274"><text:s/>पुणे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<text:s/>बीड़<text:s/></text:span></text:p>
          </table:table-cell>
          <table:table-cell table:style-name="TableCell280">
            <text:p text:style-name="P281">71</text:p>
          </table:table-cell>
          <table:table-cell table:style-name="TableCell282">
            <text:p text:style-name="TableContents"><text:span text:style-name="T283"><text:s/>अमरावती</text:span></text:p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TableContents"><text:span text:style-name="T288"><text:s/>जलना<text:s/>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<text:s/>परतवाड़ा</text:span></text:p>
          </table:table-cell>
        </table:table-row>
        <table:table-row table:style-name="TableRow293">
          <table:table-cell table:style-name="TableCell294">
            <text:p text:style-name="P295">43</text:p>
          </table:table-cell>
          <table:table-cell table:style-name="TableCell296">
            <text:p text:style-name="TableContents"><text:span text:style-name="T297"><text:s/>चिखली</text:span></text:p>
          </table:table-cell>
          <table:table-cell table:style-name="TableCell298">
            <text:p text:style-name="P299">73</text:p>
          </table:table-cell>
          <table:table-cell table:style-name="TableCell300">
            <text:p text:style-name="TableContents"><text:span text:style-name="T301"><text:s/>अंजनगांव</text:span></text:p>
          </table:table-cell>
        </table:table-row>
        <table:table-row table:style-name="TableRow302">
          <table:table-cell table:style-name="TableCell303">
            <text:p text:style-name="P304">44</text:p>
          </table:table-cell>
          <table:table-cell table:style-name="TableCell305">
            <text:p text:style-name="TableContents"><text:span text:style-name="T306"><text:s/>खामगाव<text:s/></text:span></text:p>
          </table:table-cell>
          <table:table-cell table:style-name="TableCell307">
            <text:p text:style-name="P308">74</text:p>
          </table:table-cell>
          <table:table-cell table:style-name="TableCell309">
            <text:p text:style-name="TableContents"><text:span text:style-name="T310"><text:s/>अकोट</text:span></text:p>
          </table:table-cell>
        </table:table-row>
        <table:table-row table:style-name="TableRow311">
          <table:table-cell table:style-name="TableCell312">
            <text:p text:style-name="P313">45</text:p>
          </table:table-cell>
          <table:table-cell table:style-name="TableCell314">
            <text:p text:style-name="TableContents"><text:span text:style-name="T315"><text:s/>शेगांव<text:s/></text:span></text:p>
          </table:table-cell>
          <table:table-cell table:style-name="TableCell316">
            <text:p text:style-name="P317">75</text:p>
          </table:table-cell>
          <table:table-cell table:style-name="TableCell318">
            <text:p text:style-name="TableContents"><text:span text:style-name="T319"><text:s/>शेगांव</text:span></text:p>
          </table:table-cell>
        </table:table-row>
        <table:table-row table:style-name="TableRow320">
          <table:table-cell table:style-name="TableCell321">
            <text:p text:style-name="P322">46</text:p>
          </table:table-cell>
          <table:table-cell table:style-name="TableCell323">
            <text:p text:style-name="TableContents"><text:span text:style-name="T324"><text:s/>अकोट<text:s/></text:span></text:p>
          </table:table-cell>
          <table:table-cell table:style-name="TableCell325">
            <text:p text:style-name="P326">76</text:p>
          </table:table-cell>
          <table:table-cell table:style-name="TableCell327">
            <text:p text:style-name="TableContents"><text:span text:style-name="T328"><text:s/>खामगाव</text:span></text:p>
          </table:table-cell>
        </table:table-row>
        <table:table-row table:style-name="TableRow329">
          <table:table-cell table:style-name="TableCell330">
            <text:p text:style-name="P331">47</text:p>
          </table:table-cell>
          <table:table-cell table:style-name="TableCell332">
            <text:p text:style-name="TableContents"><text:span text:style-name="T333"><text:s/>अंजनगांव<text:s/></text:span></text:p>
          </table:table-cell>
          <table:table-cell table:style-name="TableCell334">
            <text:p text:style-name="P335">77</text:p>
          </table:table-cell>
          <table:table-cell table:style-name="TableCell336">
            <text:p text:style-name="TableContents"><text:span text:style-name="T337"><text:s/>चिखली</text:span></text:p>
          </table:table-cell>
        </table:table-row>
        <table:table-row table:style-name="TableRow338">
          <table:table-cell table:style-name="TableCell339">
            <text:p text:style-name="P340">48</text:p>
          </table:table-cell>
          <table:table-cell table:style-name="TableCell341">
            <text:p text:style-name="TableContents"><text:span text:style-name="T342"><text:s/>परतवाड़ा<text:s/></text:span></text:p>
          </table:table-cell>
          <table:table-cell table:style-name="TableCell343">
            <text:p text:style-name="P344">78</text:p>
          </table:table-cell>
          <table:table-cell table:style-name="TableCell345">
            <text:p text:style-name="TableContents"><text:span text:style-name="T346"><text:s/>जलना</text:span></text:p>
          </table:table-cell>
        </table:table-row>
        <table:table-row table:style-name="TableRow347">
          <table:table-cell table:style-name="TableCell348">
            <text:p text:style-name="P349">49</text:p>
          </table:table-cell>
          <table:table-cell table:style-name="TableCell350">
            <text:p text:style-name="TableContents"><text:span text:style-name="T351"><text:s/>अमरावती</text:span><text:span text:style-name="T352"><text:s/></text:span></text:p>
          </table:table-cell>
          <table:table-cell table:style-name="TableCell353">
            <text:p text:style-name="P354">79</text:p>
          </table:table-cell>
          <table:table-cell table:style-name="TableCell355">
            <text:p text:style-name="TableContents"><text:span text:style-name="T356"><text:s/>औरंगाबाद<text:s/></text:span></text:p>
          </table:table-cell>
        </table:table-row>
        <table:table-row table:style-name="TableRow357">
          <table:table-cell table:style-name="TableCell358">
            <text:p text:style-name="P359">50</text:p>
          </table:table-cell>
          <table:table-cell table:style-name="TableCell360">
            <text:p text:style-name="TableContents"><text:span text:style-name="T361"><text:s/>नागपूर</text:span></text:p>
          </table:table-cell>
          <table:table-cell table:style-name="TableCell362">
            <text:p text:style-name="P363">80</text:p>
          </table:table-cell>
          <table:table-cell table:style-name="TableCell364">
            <text:p text:style-name="TableContents"><text:span text:style-name="T365"><text:s/>अहमदनगर</text:span></text:p>
          </table:table-cell>
        </table:table-row>
        <table:table-row table:style-name="TableRow366">
          <table:table-cell table:style-name="TableCell367">
            <text:p text:style-name="P368"/>
          </table:table-cell>
          <table:table-cell table:style-name="TableCell369">
            <text:p text:style-name="P370"><text:s text:c="2"/></text:p>
          </table:table-cell>
          <table:table-cell table:style-name="TableCell371">
            <text:p text:style-name="P372">81</text:p>
          </table:table-cell>
          <table:table-cell table:style-name="TableCell373">
            <text:p text:style-name="TableContents"><text:span text:style-name="T374"><text:s/>शिखरापुर</text:span></text:p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>
            <text:p text:style-name="P379"><text:s/></text:p>
          </table:table-cell>
          <table:table-cell table:style-name="TableCell380">
            <text:p text:style-name="P381">82</text:p>
          </table:table-cell>
          <table:table-cell table:style-name="TableCell382">
            <text:p text:style-name="TableContents"><text:span text:style-name="T383"><text:s/>कारेगांव</text:span></text:p>
          </table:table-cell>
        </table:table-row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><text:s/></text:p>
          </table:table-cell>
          <table:table-cell table:style-name="TableCell389">
            <text:p text:style-name="P390">83</text:p>
          </table:table-cell>
          <table:table-cell table:style-name="TableCell391">
            <text:p text:style-name="TableContents"><text:span text:style-name="T392"><text:s/>वाघोली<text:s/></text:span></text:p>
          </table:table-cell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><text:s/></text:p>
          </table:table-cell>
          <table:table-cell table:style-name="TableCell398">
            <text:p text:style-name="P399">84</text:p>
          </table:table-cell>
          <table:table-cell table:style-name="TableCell400">
            <text:p text:style-name="TableContents"><text:span text:style-name="T401"><text:s/>खराड़ी बाईपास</text:span></text:p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><text:s/></text:p>
          </table:table-cell>
          <table:table-cell table:style-name="TableCell407">
            <text:p text:style-name="P408">85</text:p>
          </table:table-cell>
          <table:table-cell table:style-name="TableCell409">
            <text:p text:style-name="TableContents"><text:span text:style-name="T410"><text:s/>चंदन नगर</text:span></text:p>
          </table:table-cell>
        </table:table-row>
        <table:table-row table:style-name="TableRow411">
          <table:table-cell table:style-name="TableCell412">
            <text:p text:style-name="P413"/>
          </table:table-cell>
          <table:table-cell table:style-name="TableCell414">
            <text:p text:style-name="P415"><text:span text:style-name="T416">नागपुर</text:span><text:span text:style-name="T417"><text:s/>-</text:span><text:span text:style-name="T418"><text:s/>पुणे</text:span></text:p>
          </table:table-cell>
          <table:table-cell table:style-name="TableCell419">
            <text:p text:style-name="P420">86</text:p>
          </table:table-cell>
          <table:table-cell table:style-name="TableCell421">
            <text:p text:style-name="TableContents"><text:span text:style-name="T422"><text:s/>विमान नगर<text:s/></text:span></text:p>
          </table:table-cell>
        </table:table-row>
        <table:table-row table:style-name="TableRow423">
          <table:table-cell table:style-name="TableCell424">
            <text:p text:style-name="P425">91</text:p>
          </table:table-cell>
          <table:table-cell table:style-name="TableCell426">
            <text:p text:style-name="TableContents"><text:span text:style-name="T427"><text:s/></text:span><text:span text:style-name="T428">नाशिक</text:span><text:span text:style-name="T429"><text:s/></text:span><text:span text:style-name="T430">फाटा</text:span></text:p>
          </table:table-cell>
          <table:table-cell table:style-name="TableCell431">
            <text:p text:style-name="P432">87</text:p>
          </table:table-cell>
          <table:table-cell table:style-name="TableCell433">
            <text:p text:style-name="TableContents"><text:span text:style-name="T434"><text:s/>शास्त्री नगर</text:span></text:p>
          </table:table-cell>
        </table:table-row>
        <table:table-row table:style-name="TableRow435">
          <table:table-cell table:style-name="TableCell436">
            <text:p text:style-name="P437">92</text:p>
          </table:table-cell>
          <table:table-cell table:style-name="TableCell438">
            <text:p text:style-name="TableContents"><text:span text:style-name="T439"><text:s/></text:span><text:span text:style-name="T440">चिंचवड़</text:span></text:p>
          </table:table-cell>
          <table:table-cell table:style-name="TableCell441">
            <text:p text:style-name="P442">88</text:p>
          </table:table-cell>
          <table:table-cell table:style-name="TableCell443">
            <text:p text:style-name="TableContents"><text:span text:style-name="T444"><text:s/>येरवडा<text:s/></text:span></text:p>
          </table:table-cell>
        </table:table-row>
        <table:table-row table:style-name="TableRow445">
          <table:table-cell table:style-name="TableCell446">
            <text:p text:style-name="P447">93</text:p>
          </table:table-cell>
          <table:table-cell table:style-name="TableCell448">
            <text:p text:style-name="TableContents"><text:span text:style-name="T449"><text:s/></text:span><text:span text:style-name="T450">निगडी</text:span></text:p>
          </table:table-cell>
          <table:table-cell table:style-name="TableCell451">
            <text:p text:style-name="P452">89</text:p>
          </table:table-cell>
          <table:table-cell table:style-name="TableCell453">
            <text:p text:style-name="TableContents"><text:span text:style-name="T454"><text:s/>संगमवाड़ी<text:s/></text:span></text:p>
          </table:table-cell>
        </table:table-row>
        <table:table-row table:style-name="TableRow455"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>90</text:p>
          </table:table-cell>
          <table:table-cell table:style-name="TableCell462">
            <text:p text:style-name="TableContents"><text:span text:style-name="T463"><text:s/>शिवाजी</text:span><text:span text:style-name="T464"><text:s/></text:span><text:span text:style-name="T465">नगर</text:span></text:p>
          </table:table-cell>
        </table:table-row>
      </table:table>
      <text:p text:style-name="P466"><text:tab/></text:p>
      <text:p text:style-name="Footer"><text:span text:style-name="T467"><draw:custom-shape svg:x="4.21875in" svg:y="0.05208in" svg:width="3.16667in" svg:height="0.88542in" draw:z-index="251670528" draw:id="id2" draw:style-name="a4" draw:name="Rounded Rectangle 15" text:anchor-type="paragraph"><svg:title/><svg:desc/><text:p text:style-name="P468">Restart BUSFLIX box if Announcement is not playing</text:p><text:p text:style-name="P469"/><text:p text:style-name="P47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71">इस्तेमाल <text:s/>–</text:span></text:p>
      <text:p text:style-name="Footer"><text:span text:style-name="T472">1.<text:s/></text:span><text:bookmark-start text:name="tw-target-text"/><text:bookmark-end text:name="tw-target-text"/><text:span text:style-name="T473">सही नंबर दबाएं और तुरंत कीपैड पर ग्रीन</text:span><text:span text:style-name="T474"><text:s/>बटन</text:span><text:span text:style-name="T475"><text:s/>दबाएं।</text:span></text:p>
      <text:p text:style-name="P476"><text:span text:style-name="T477">2.<text:s/></text:span><text:span text:style-name="T478">अन्नोउंसमेंट<text:s/></text:span><text:span text:style-name="T479"><text:s/>को रोकने के लिए लाल</text:span><text:span text:style-name="T480"><text:s/>बटन</text:span><text:span text:style-name="T481"><text:s/>दबाएं ।</text:span><text:span text:style-name="T482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83"/></draw:text-box><svg:title/><svg:desc/></draw:frame></text:span><text:span text:style-name="T484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85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MAHENDRA RAJHANS TRAVELS<text:tab/>MH 27 A 9928</text:p>
        <text:p text:style-name="Header"><text:span text:style-name="T10"><text:tab/><text:s text:c="20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7">MAHENDRA RAJHANS TRAVELS<text:tab/>MH 27 A 9928</text:p>
        <text:p text:style-name="Header"><text:span text:style-name="T258"><text:tab/><text:s text:c="21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04-06T11:20:00Z</meta:creation-date>
    <dc:date>2017-11-09T06:26:00Z</dc:date>
    <meta:template xlink:href="Normal" xlink:type="simple"/>
    <meta:editing-cycles>54</meta:editing-cycles>
    <meta:editing-duration>PT207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25" meta:character-count="1510" meta:row-count="10" meta:non-whitespace-character-count="1288"/>
  </office:meta>
</office:document-meta>
</file>